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9D0000001AE76D7B0C4360B814.png" manifest:media-type="image/png"/>
  <manifest:file-entry manifest:full-path="Pictures/1000336400001042000002AE8C2B294C3B05E066.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style:rel-width="100%" fo:margin-top="0.499cm" fo:margin-bottom="0.499cm" table:align="center"/>
    </style:style>
    <style:style style:name="Tabla1.A" style:family="table-column">
      <style:table-column-properties style:column-width="1.998cm" style:rel-column-width="1133*"/>
    </style:style>
    <style:style style:name="Tabla1.B" style:family="table-column">
      <style:table-column-properties style:column-width="15.002cm" style:rel-column-width="8505*"/>
    </style:style>
    <style:style style:name="Tabla1.A1" style:family="table-cell">
      <style:table-cell-properties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1.B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1.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A6"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1.B6"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152345"/>
    </style:style>
    <style:style style:name="P3" style:family="paragraph" style:parent-style-name="Footer">
      <style:text-properties style:font-name="Fabrikat" fo:font-size="13pt" officeooo:rsid="002ec0d7" officeooo:paragraph-rsid="002ec0d7" style:font-size-asian="10.5pt"/>
    </style:style>
    <style:style style:name="P4" style:family="paragraph" style:parent-style-name="Footer">
      <style:text-properties officeooo:paragraph-rsid="0037e73e"/>
    </style:style>
    <style:style style:name="P5" style:family="paragraph" style:parent-style-name="Footer">
      <style:text-properties officeooo:rsid="000b2ba5" officeooo:paragraph-rsid="002ec0d7"/>
    </style:style>
    <style:style style:name="P6" style:family="paragraph" style:parent-style-name="Footer">
      <style:text-properties officeooo:paragraph-rsid="0037e73e"/>
    </style:style>
    <style:style style:name="P7" style:family="paragraph" style:parent-style-name="Heading_20_2">
      <style:text-properties officeooo:rsid="00226973" officeooo:paragraph-rsid="00226973"/>
    </style:style>
    <style:style style:name="P8" style:family="paragraph">
      <style:text-properties officeooo:paragraph-rsid="0027ff57"/>
    </style:style>
    <style:style style:name="P9" style:family="paragraph" style:parent-style-name="Heading_20_3">
      <style:text-properties officeooo:paragraph-rsid="00226973"/>
    </style:style>
    <style:style style:name="P10" style:family="paragraph" style:parent-style-name="Source_20_Code">
      <style:text-properties officeooo:paragraph-rsid="0020848e"/>
    </style:style>
    <style:style style:name="P11" style:family="paragraph" style:parent-style-name="Source_20_Code">
      <style:text-properties officeooo:paragraph-rsid="00226973"/>
    </style:style>
    <style:style style:name="P12" style:family="paragraph" style:parent-style-name="Source_20_Code">
      <style:text-properties officeooo:rsid="00258c1b" officeooo:paragraph-rsid="00258c1b"/>
    </style:style>
    <style:style style:name="P13" style:family="paragraph" style:parent-style-name="Source_20_Code">
      <style:text-properties officeooo:rsid="00276f5e" officeooo:paragraph-rsid="00276f5e"/>
    </style:style>
    <style:style style:name="P14" style:family="paragraph" style:parent-style-name="Table_20_Contents">
      <style:paragraph-properties fo:text-align="center" style:justify-single-word="false"/>
    </style:style>
    <style:style style:name="P15" style:family="paragraph" style:parent-style-name="Text_20_body" style:list-style-name="L1"/>
    <style:style style:name="P16" style:family="paragraph" style:parent-style-name="Text_20_body" style:list-style-name="L1">
      <style:text-properties officeooo:rsid="001ed2e6" officeooo:paragraph-rsid="001ed2e6"/>
    </style:style>
    <style:style style:name="P17" style:family="paragraph" style:parent-style-name="Text_20_body">
      <style:text-properties officeooo:paragraph-rsid="00226973"/>
    </style:style>
    <style:style style:name="P18" style:family="paragraph" style:parent-style-name="Text_20_body">
      <style:text-properties officeooo:paragraph-rsid="00264bab"/>
    </style:style>
    <style:style style:name="P19" style:family="paragraph" style:parent-style-name="Text_20_body">
      <style:text-properties officeooo:paragraph-rsid="00267c2f"/>
    </style:style>
    <style:style style:name="P20" style:family="paragraph" style:parent-style-name="Text_20_body">
      <style:text-properties style:font-name="Fabrikat" fo:font-size="13pt" officeooo:rsid="00276f5e" officeooo:paragraph-rsid="00276f5e" style:font-size-asian="10.5pt"/>
    </style:style>
    <style:style style:name="P21" style:family="paragraph" style:parent-style-name="Text_20_body">
      <style:text-properties officeooo:rsid="0028e0c7" officeooo:paragraph-rsid="0028e0c7"/>
    </style:style>
    <style:style style:name="T1" style:family="text">
      <style:text-properties officeooo:rsid="001eb2a1"/>
    </style:style>
    <style:style style:name="T2" style:family="text">
      <style:text-properties style:font-name="Liberation Mono" fo:font-size="10pt" officeooo:rsid="001eb2a1" style:font-name-asian="Noto Sans Mono CJK SC" style:font-size-asian="10pt" style:font-name-complex="Liberation Mono" style:font-size-complex="10pt"/>
    </style:style>
    <style:style style:name="T3" style:family="text">
      <style:text-properties officeooo:rsid="000cbcbc"/>
    </style:style>
    <style:style style:name="T4" style:family="text">
      <style:text-properties style:font-name="Fabrikat" fo:font-size="13pt" officeooo:rsid="002ec0d7" style:font-size-asian="10.5pt"/>
    </style:style>
    <style:style style:name="T5" style:family="text">
      <style:text-properties style:font-name="Fabrikat" fo:font-size="13pt" officeooo:rsid="001ed2e6" style:font-size-asian="10.5pt"/>
    </style:style>
    <style:style style:name="T6" style:family="text">
      <style:text-properties style:font-name="Fabrikat" fo:font-size="13pt" officeooo:rsid="00258c1b" style:font-size-asian="10.5pt"/>
    </style:style>
    <style:style style:name="T7" style:family="text">
      <style:text-properties style:font-name="Fabrikat" fo:font-size="13pt" officeooo:rsid="00264bab" style:font-size-asian="10.5pt"/>
    </style:style>
    <style:style style:name="T8" style:family="text">
      <style:text-properties officeooo:rsid="003b54cc"/>
    </style:style>
    <style:style style:name="T9" style:family="text">
      <style:text-properties officeooo:rsid="0012abe4"/>
    </style:style>
    <style:style style:name="T10" style:family="text">
      <style:text-properties officeooo:rsid="0037e73e"/>
    </style:style>
    <style:style style:name="T11" style:family="text">
      <style:text-properties officeooo:rsid="003fd78e"/>
    </style:style>
    <style:style style:name="T12" style:family="text">
      <style:text-properties officeooo:rsid="001ed2e6"/>
    </style:style>
    <style:style style:name="T13" style:family="text">
      <style:text-properties fo:font-size="13pt" style:font-size-asian="10.5pt"/>
    </style:style>
    <style:style style:name="T14" style:family="text">
      <style:text-properties officeooo:rsid="0020848e"/>
    </style:style>
    <style:style style:name="T15" style:family="text">
      <style:text-properties officeooo:rsid="00226973"/>
    </style:style>
    <style:style style:name="T16" style:family="text">
      <style:text-properties officeooo:rsid="00258c1b"/>
    </style:style>
    <style:style style:name="T17" style:family="text">
      <style:text-properties officeooo:rsid="00264bab"/>
    </style:style>
    <style:style style:name="T18" style:family="text">
      <style:text-properties style:font-name="Droid Sans Mono" fo:font-size="10pt" officeooo:rsid="00264bab" style:font-name-asian="WenQuanYi Zen Hei Mono" style:font-size-asian="10pt" style:font-weight-asian="normal" style:font-name-complex="Lohit Devanagari" style:font-size-complex="10pt"/>
    </style:style>
    <style:style style:name="T19" style:family="text">
      <style:text-properties officeooo:rsid="00267c2f"/>
    </style:style>
    <style:style style:name="T20" style:family="text">
      <style:text-properties style:font-name="Chivo Black" fo:font-size="14.1000003814697pt" fo:font-style="normal" fo:font-weight="normal" officeooo:rsid="00267c2f" fo:background-color="transparent" loext:char-shading-value="0" style:font-name-asian="Microsoft YaHei" style:font-size-asian="14.1000003814697pt" style:language-asian="zxx" style:country-asian="none" style:font-weight-asian="normal" style:font-name-complex="Mangal" style:font-size-complex="14.1000003814697pt" style:language-complex="zxx" style:country-complex="none" style:font-weight-complex="normal"/>
    </style:style>
    <style:style style:name="T21" style:family="text">
      <style:text-properties officeooo:rsid="00276f5e"/>
    </style:style>
    <style:style style:name="T22" style:family="text">
      <style:text-properties style:text-underline-style="solid" style:text-underline-width="auto" style:text-underline-color="font-color"/>
    </style:style>
    <style:style style:name="T23" style:family="text">
      <style:text-properties officeooo:rsid="0027ff57"/>
    </style:style>
    <style:style style:name="T24" style:family="text">
      <style:text-properties style:font-name="Courier New" fo:font-size="13pt" officeooo:rsid="0027ff57" fo:background-color="#dedce6" loext:char-shading-value="0" style:font-name-asian="NSimSun" style:font-size-asian="10.5pt" style:font-name-complex="Courier New" loext:padding-left="0.199cm" loext:padding-right="0.199cm" loext:padding-top="0cm" loext:padding-bottom="0cm" loext:border="none"/>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nipulación de archivos</text:p>
      <text:p text:style-name="Text_20_body">Para escribir o leer cadenas de caracteres para/desde archivos (otros tipos deben ser convertidas a cadenas de caracteres). Para esto Python incorpora un tipo integrado llamado <text:span text:style-name="Example">file</text:span>, generado a través de <text:span text:style-name="T6">la </text:span>función integrada en Python <text:span text:style-name="Example"><text:span text:style-name="T16">open</text:span></text:span>, a continuación se describen los procesos típicos y sus referencias a funciones propias del lenguaje:</text:p>
      <text:h text:style-name="Heading_20_2" text:outline-level="2">Abrir archivo - open()</text:h>
      <text:p text:style-name="Text_20_body">La función <text:span text:style-name="Source_20_Text">open()</text:span> es definida dentro del módulo integrado <text:span text:style-name="Source_20_Text">io</text:span>, esta le permite abrir un archivo usando el tipo objeto <text:span text:style-name="Example">file</text:span>, devuelve un objeto del tipo <text:span text:style-name="Example">file</text:span> (ej. <text:span text:style-name="Emphasis">archivo</text:span>), y se llama habitualmente con de dos a tres argumentos:</text:p>
      <text:p text:style-name="Source_20_Code"><text:span text:style-name="T2">open</text:span>(nombre[, modo[, buffering<text:span text:style-name="T1">[</text:span>, <text:span text:style-name="T1">encoding]</text:span>]]) -&gt; objeto archivo</text:p>
      <text:p text:style-name="Text_20_body">Los argumentos son:</text:p>
      <text:list xml:id="list1317081314" text:style-name="L1">
        <text:list-item>
          <text:p text:style-name="P15"><text:span text:style-name="Example">nombre</text:span>, es una cadena de caracteres que indica el <text:span text:style-name="Emphasis">nombre de archivo</text:span>, <text:span text:style-name="T1">que puede </text:span>inclu<text:span text:style-name="T1">ir una </text:span>ruta relativa o absoluta.</text:p>
        </text:list-item>
        <text:list-item>
          <text:p text:style-name="P15"><text:span text:style-name="Example">modo</text:span>, es una cadena de unos pocos caracteres describiendo la forma en la que se usará el archivo, como se indica a continuación:</text:p>
        </text:list-item>
      </text:list>
      <table:table table:name="Tabla1" table:style-name="Tabla1">
        <table:table-column table:style-name="Tabla1.A"/>
        <table:table-column table:style-name="Tabla1.B"/>
        <table:table-row table:style-name="TableLine93938269382320">
          <table:table-cell table:style-name="Tabla1.A1" office:value-type="string">
            <text:p text:style-name="Table_20_Heading"><text:span text:style-name="Strong_20_Emphasis">Modo</text:span></text:p>
          </table:table-cell>
          <table:table-cell table:style-name="Tabla1.B1" office:value-type="string">
            <text:p text:style-name="Table_20_Heading"><text:span text:style-name="Strong_20_Emphasis">Notas</text:span></text:p>
          </table:table-cell>
        </table:table-row>
        <table:table-row table:style-name="TableLine93938269382320">
          <table:table-cell table:style-name="Tabla1.A2" office:value-type="string">
            <text:p text:style-name="P14"><text:span text:style-name="Example">r</text:span></text:p>
          </table:table-cell>
          <table:table-cell table:style-name="Tabla1.B2" office:value-type="string">
            <text:p text:style-name="Table_20_Contents">el archivo se abre en modo de solo lectura, no se puede escribir </text:p>
            <text:p text:style-name="Table_20_Contents">(<text:span text:style-name="Strong_20_Emphasis">argumento por defecto</text:span>).</text:p>
          </table:table-cell>
        </table:table-row>
        <table:table-row table:style-name="TableLine93938269382320">
          <table:table-cell table:style-name="Tabla1.A2" office:value-type="string">
            <text:p text:style-name="P14"><text:span text:style-name="Example">w</text:span></text:p>
          </table:table-cell>
          <table:table-cell table:style-name="Tabla1.B2" office:value-type="string">
            <text:p text:style-name="Table_20_Contents">modo de solo escritura</text:p>
            <text:p text:style-name="Table_20_Contents">(si existe un archivo con el mismo nombre, se borra).</text:p>
          </table:table-cell>
        </table:table-row>
        <table:table-row table:style-name="TableLine93938269382320">
          <table:table-cell table:style-name="Tabla1.A2" office:value-type="string">
            <text:p text:style-name="P14"><text:span text:style-name="Example">a</text:span></text:p>
          </table:table-cell>
          <table:table-cell table:style-name="Tabla1.B2" office:value-type="string">
            <text:p text:style-name="Table_20_Contents">modo de agregado (<text:span text:style-name="Emphasis">append</text:span>), los datos escritos se agregan al final del archivo.</text:p>
          </table:table-cell>
        </table:table-row>
        <table:table-row table:style-name="TableLine93938269382320">
          <table:table-cell table:style-name="Tabla1.A2" office:value-type="string">
            <text:p text:style-name="P14"><text:span text:style-name="Example">r+</text:span></text:p>
          </table:table-cell>
          <table:table-cell table:style-name="Tabla1.B2" office:value-type="string">
            <text:p text:style-name="Table_20_Contents">el archivo se abre para lectura y escritura al mismo tiempo.</text:p>
          </table:table-cell>
        </table:table-row>
        <table:table-row table:style-name="TableLine93938269382320">
          <table:table-cell table:style-name="Tabla1.A6" office:value-type="string">
            <text:p text:style-name="P14"><text:span text:style-name="Example">b</text:span></text:p>
          </table:table-cell>
          <table:table-cell table:style-name="Tabla1.B6" office:value-type="string">
            <text:p text:style-name="Table_20_Contents">el archivo se abre en modo binario, para almacenar cualquier cosa que no sea texto.</text:p>
          </table:table-cell>
        </table:table-row>
      </table:table>
      <text:list xml:id="list183904624284378" text:continue-numbering="true" text:style-name="L1">
        <text:list-item>
          <text:p text:style-name="P15"><text:span text:style-name="Example">buffering</text:span>, si este argumento es dado, 0 significa sin búfer, 1 significa búfer de línea y los números más grandes especifican el tamaño del búfer.</text:p>
        </text:list-item>
        <text:list-item>
          <text:p text:style-name="P16"><text:soft-page-break/><text:span text:style-name="Example">encoding</text:span>, es el nombre de la codificación utilizada para decodificar o codificar el archivo. Haciendo referencia a las diferentes formas para <text:a xlink:type="simple" xlink:href="https://en.wikipedia.org/wiki/Character_encoding" text:style-name="Internet_20_link" text:visited-style-name="Visited_20_Internet_20_Link">representar caracteres de texto</text:a>. Esto solo debe usarse en modo texto. La codificación predeterminada depende de la plataforma (lo que devuelva <text:span text:style-name="Example">locale.getpreferredencoding()</text:span>), pero se puede usar cualquier codificación de texto compatible con Python. Consulte el módulo de <text:span text:style-name="Example">codecs</text:span> para obtener la lista de codificaciones compatibles.<text:line-break/>Por lo general, de tener problemas, pueden intentar abrir con las codificaciones más comunes <text:span text:style-name="Example"><text:span text:style-name="T13">utf_</text:span></text:span><text:span text:style-name="Example">8</text:span>, <text:span text:style-name="Example"><text:span text:style-name="T13">utf_</text:span></text:span><text:span text:style-name="Example">16</text:span>, <text:span text:style-name="Example">ascii</text:span> y <text:span text:style-name="Example">rot_13</text:span>.</text:p>
        </text:list-item>
      </text:list>
      <text:p text:style-name="Text_20_body">Para crear y abrir un archivo, sería así:</text:p>
      <text:p text:style-name="Source_20_Code">&gt;&gt;&gt; archivo = open('datos.txt', 'w')</text:p>
      <text:p text:style-name="Source_20_Code">&gt;&gt;&gt; type(archivo)</text:p>
      <text:p text:style-name="Source_20_Code">&lt;type 'file'&gt;</text:p>
      <text:p text:style-name="P10">&gt;&gt;&gt; archivo.<text:span text:style-name="T14">close()</text:span></text:p>
      <text:p text:style-name="Text_20_body">El archivo será creado si no existe cuando es abierto para escribir o agregar data. Es archivo será truncado cuando es abierto para escritura.</text:p>
      <text:p text:style-name="Text_20_body"><text:span text:style-name="T12">Obtendremos la excepci</text:span><text:span text:style-name="T5">ó</text:span><text:span text:style-name="T12">n </text:span><text:span text:style-name="Example"><text:span text:style-name="T12">FileNotFoundError</text:span></text:span><text:span text:style-name="T12">, si el archivo que intentamos abrir no existe. </text:span><text:span text:style-name="Example"><text:span text:style-name="T12">OSError</text:span></text:span><text:span text:style-name="T12"> </text:span><text:span text:style-name="T14">si el error se origina en el sistema operativo.</text:span></text:p>
      <text:h text:style-name="Heading_20_3" text:outline-level="3"><text:span text:style-name="T17">w</text:span>ith <text:span text:style-name="T17">(</text:span><text:span text:style-name="T20">gestores de contexto</text:span><text:span text:style-name="T17">)</text:span></text:h>
      <text:p text:style-name="P18"><text:span text:style-name="T17">La sentencia </text:span><text:span text:style-name="Example"><text:span text:style-name="T17">with</text:span></text:span><text:span text:style-name="T17">, es una sentencia compuesta que </text:span>permite la ejecución del código de inicialización y finalización alrededor de un bloque de código. <text:span text:style-name="T19">Y en particular sobre archivos, automatiza el cierre de los mismos al momento que el bloque termina.</text:span></text:p>
      <text:p text:style-name="P12">&gt;&gt;&gt; with open('datos.txt', 'w') as archivo:</text:p>
      <text:p text:style-name="P12">... <text:s text:c="4"/><text:span text:style-name="T17">print(</text:span>archivo.readlines()<text:span text:style-name="T17">)</text:span></text:p>
      <text:p text:style-name="P12">&gt;&gt;&gt; <text:span text:style-name="T21">archivo.closed</text:span></text:p>
      <text:p text:style-name="P13">True</text:p>
      <text:p text:style-name="P19"><text:span text:style-name="T19">Si intentamos utilizar ‘archivo’ fuera del bloque </text:span><text:span text:style-name="Example"><text:span text:style-name="T19">with</text:span></text:span><text:span text:style-name="T19">, tendremos un </text:span><text:span text:style-name="Example"><text:span text:style-name="T19">ValueError</text:span></text:span><text:span text:style-name="T19"> al intentar acceder un archivo cerrado. Ver </text:span><text:a xlink:type="simple" xlink:href="#1.4.Cerrar archivo - close()|outline" text:style-name="Internet_20_link" text:visited-style-name="Visited_20_Internet_20_Link"><text:span text:style-name="T19">close()</text:span></text:a><text:span text:style-name="T19">.</text:span></text:p>
      <text:p text:style-name="Text_20_body">Con más de un elemento, los administradores de contexto se procesan como si varias sentencias <text:a xlink:type="simple" xlink:href="https://docs.python.org/es/3/reference/compound_stmts.html#with" text:style-name="Internet_20_link" text:visited-style-name="Visited_20_Internet_20_Link"><text:span text:style-name="Source_20_Text">with</text:span></text:a> estuvieran anidadas:</text:p>
      <text:p text:style-name="Source_20_Code"><text:soft-page-break/>with A() as a, B() as b:</text:p>
      <text:p text:style-name="Source_20_Code"><text:s text:c="4"/><text:span text:style-name="T18">pass # instrucciones</text:span></text:p>
      <text:p text:style-name="Text_20_body"><text:span text:style-name="T7">E</text:span>s semánticamente equivalente a:</text:p>
      <text:p text:style-name="Source_20_Code">with A() as a:</text:p>
      <text:p text:style-name="Source_20_Code"><text:s text:c="4"/>with B() as b:</text:p>
      <text:p text:style-name="Source_20_Code"><text:s text:c="8"/>pass # instrucciones</text:p>
      <text:p text:style-name="P20">Es importante destacar, que el archivo se cerrará incluso si se produce una excepción. Por lo que es bastante similar a una <text:span text:style-name="Example">try/finally</text:span>.</text:p>
      <text:h text:style-name="Heading_20_2" text:outline-level="2">Cerrar archivo - close()</text:h>
      <text:p text:style-name="Text_20_body">El método <text:span text:style-name="Example">close()</text:span> permite cerrar la manipulación del archivo. No es posible escribir ni leer en un archivo cerrado. Cualquier operación que requiera que el archivo esté abierto lanzará <text:span text:style-name="Example">IOError</text:span> si el archivo se ha cerrado. Está permitido llamar a <text:span text:style-name="Example">close()</text:span> más de una vez.</text:p>
      <text:p text:style-name="Text_20_body">Una vez que se terminó de usar el archivo es necesario cerrarlo, para liberar los recursos tomados por el manejo del archivo. Eso se hace con la sentencia <text:span text:style-name="Example">archivo.close()</text:span>:</text:p>
      <text:p text:style-name="Source_20_Code">&gt;&gt;&gt; archivo.close() # cierra el archivo datos.txt</text:p>
      <text:p text:style-name="Text_20_body">Luego de lo cual no se puede acceder al archivo <text:span text:style-name="Example">datos.txt</text:span>, si intenta una llamada al método <text:span text:style-name="Example">archivo.read()</text:span> devuelve una excepción <text:span text:style-name="Example">ValueError</text:span>, porque el archivo está cerrado:</text:p>
      <text:p text:style-name="Source_20_Code">&gt;&gt;&gt; archivo.close()</text:p>
      <text:p text:style-name="Source_20_Code">&gt;&gt;&gt; archivo.read()</text:p>
      <text:p text:style-name="Source_20_Code">Traceback (most recent call last):</text:p>
      <text:p text:style-name="Source_20_Code"><text:s text:c="2"/>File "&lt;stdin&gt;", line 1, in &lt;module&gt;</text:p>
      <text:p text:style-name="Source_20_Code">ValueError: I/O operation on closed file</text:p>
      <text:h text:style-name="Heading_20_2" text:outline-level="2">Leer <text:span text:style-name="T23">del</text:span> archivo</text:h>
      <text:h text:style-name="Heading_20_3" text:outline-level="3">read()</text:h>
      <text:p text:style-name="Text_20_body">El método <text:span text:style-name="Example">read()</text:span> permite leer el contenido del archivo. El argumento es opcional y si no se especifica (o es -1) devuelve el contenido de todo el archivo. Una vez que se leyó todo el archivo, una nueva llamada a la función devuelve una cadena vacía (“”).</text:p>
      <text:p text:style-name="Source_20_Code"><text:soft-page-break/>&gt;&gt;&gt; archivo = open('datos.txt', 'r')</text:p>
      <text:p text:style-name="Source_20_Code">&gt;&gt;&gt; archivo.read()</text:p>
      <text:p text:style-name="Source_20_Code">'Este es una prueba \ny otra prueba'</text:p>
      <text:p text:style-name="Source_20_Code">&gt;&gt;&gt; archivo.read()</text:p>
      <text:p text:style-name="Source_20_Code">''</text:p>
      <text:p text:style-name="Text_20_body">Si desea recibir una salida formateada por consola leyendo un archivo, a continuación un ejemplo:</text:p>
      <text:p text:style-name="Source_20_Code">&gt;&gt;&gt; archivo = open('datos.txt', 'r')</text:p>
      <text:p text:style-name="Source_20_Code">&gt;&gt;&gt; contenido = archivo.read()</text:p>
      <text:p text:style-name="Source_20_Code">&gt;&gt;&gt; print contenido</text:p>
      <text:p text:style-name="Source_20_Code">Este es una prueba</text:p>
      <text:p text:style-name="Source_20_Code">y otra prueba</text:p>
      <text:h text:style-name="Heading_20_3" text:outline-level="3">readline()</text:h>
      <text:p text:style-name="Text_20_body">El método <text:span text:style-name="Example">readline()</text:span> permite leer una sola línea del archivo, devuelve al final de la línea el carácter de nueva línea y solo se omite en la última línea del archivo (si no termina con el carácter de nueva línea). Esto hace que el valor de retorno no sea ambiguo. Si devuelve una cadena de caracteres vacía se alcanzó el fin del archivo, mientras que una línea en blanco se representa con un carácter de nueva línea.</text:p>
      <text:p text:style-name="Source_20_Code">&gt;&gt;&gt; archivo = open('datos.txt', 'r')</text:p>
      <text:p text:style-name="Source_20_Code">&gt;&gt;&gt; print archivo.readline() # lee la linea "Este es una prueba "</text:p>
      <text:p text:style-name="Source_20_Code">&gt;&gt;&gt; print archivo.readline() # lee la linea "y otra prueba"</text:p>
      <text:p text:style-name="Source_20_Code">&gt;&gt;&gt; print archivo.readline()</text:p>
      <text:p text:style-name="Source_20_Code"/>
      <text:p text:style-name="Source_20_Code">&gt;&gt;&gt;</text:p>
      <text:h text:style-name="Heading_20_3" text:outline-level="3">readlines()</text:h>
      <text:p text:style-name="Text_20_body">El método <text:span text:style-name="Example">readlines()</text:span> devuelve una <text:span text:style-name="Example">list</text:span> que contiene todas las líneas del archivo.</text:p>
      <text:p text:style-name="Source_20_Code">&gt;&gt;&gt; archivo = open('datos.txt', 'r')</text:p>
      <text:p text:style-name="Source_20_Code">&gt;&gt;&gt; lineas = archivo.readlines()</text:p>
      <text:p text:style-name="Source_20_Code">&gt;&gt;&gt; print lineas</text:p>
      <text:p text:style-name="Source_20_Code">['Este es una prueba \n', 'y otra prueba']</text:p>
      <text:h text:style-name="Heading_20_2" text:outline-level="2"><text:soft-page-break/>Escribir <text:span text:style-name="T23">al </text:span>archivo</text:h>
      <text:h text:style-name="Heading_20_3" text:outline-level="3">write()</text:h>
      <text:p text:style-name="Text_20_body">El método <text:span text:style-name="Example">write()</text:span> permite escribir el contenido de la cadena de texto al archivo, y devuelve la cantidad de caracteres escritos.</text:p>
      <text:p text:style-name="Text_20_body">Para escribir algo que no sea una cadena de caracteres, antes se debe convertir a cadena de caracteres.</text:p>
      <text:p text:style-name="Source_20_Code">&gt;&gt;&gt; archivo = open('datos.txt', 'w')</text:p>
      <text:p text:style-name="Source_20_Code">&gt;&gt;&gt; # escribe el archivo datos.txt</text:p>
      <text:p text:style-name="Source_20_Code">... archivo.write('Este es una prueba \ny otra prueba')</text:p>
      <text:p text:style-name="Source_20_Code">&gt;&gt;&gt;</text:p>
      <text:h text:style-name="Heading_20_3" text:outline-level="3">writelines()</text:h>
      <text:p text:style-name="Text_20_body">El método <text:span text:style-name="Example">writelines()</text:span> escribe una lista de cadenas al archivo. No se devuelve ningún valor. El nombre es paralelo a <text:span text:style-name="Example">readlines()</text:span>, <text:span text:style-name="Example">writelines()</text:span> no añade separadores de línea.</text:p>
      <text:p text:style-name="Source_20_Code">&gt;&gt;&gt; archivo = open('datos.txt', 'w')</text:p>
      <text:p text:style-name="Source_20_Code">&gt;&gt;&gt; lista_de_lineas = ['Plone es el más poderoso, ', \</text:p>
      <text:p text:style-name="Source_20_Code">... <text:s text:c="4"/>'escalable, seguro ', 'y longevo CMS, ', \</text:p>
      <text:p text:style-name="Source_20_Code">... <text:s text:c="4"/>'escrito en Python.']</text:p>
      <text:p text:style-name="Source_20_Code">&gt;&gt;&gt; archivo.writelines("\n".join(lista_de_lineas))</text:p>
      <text:p text:style-name="Source_20_Code">&gt;&gt;&gt; archivo.close()</text:p>
      <text:h text:style-name="P7" text:outline-level="2">Atributos</text:h>
      <text:p text:style-name="P21">Los atributos del archivo nos permiten conocer el estado del mismo y la información que lo compone.</text:p>
      <text:h text:style-name="Heading_20_3" text:outline-level="3">closed</text:h>
      <text:p text:style-name="Text_20_body">El atributo <text:span text:style-name="Example">closed</text:span> del objeto file de tipo booleano indica el estado actual. Es un atributo de solo lectura, que se cambia mediante el método <text:span text:style-name="Example">close()</text:span>. Puede no estar disponible en todos los objetos con interfaz tipo archivo.</text:p>
      <text:p text:style-name="Source_20_Code">&gt;&gt;&gt; archivo = open('datos.txt', 'w')</text:p>
      <text:p text:style-name="Source_20_Code">&gt;&gt;&gt; archivo.closed</text:p>
      <text:p text:style-name="Source_20_Code"><text:soft-page-break/>False</text:p>
      <text:p text:style-name="Source_20_Code">&gt;&gt;&gt; archivo.close()</text:p>
      <text:p text:style-name="Source_20_Code">&gt;&gt;&gt; archivo.closed</text:p>
      <text:p text:style-name="Source_20_Code">True</text:p>
      <text:h text:style-name="Heading_20_3" text:outline-level="3">mode</text:h>
      <text:p text:style-name="Text_20_body">El atributo <text:span text:style-name="Example">mode</text:span> del objeto <text:span text:style-name="Example">file</text:span>, es el modo de E/S del archivo. Si se creó el archivo con la función integrada <text:span text:style-name="Example">open()</text:span>, será el valor del parámetro <text:span text:style-name="Example">mode</text:span>. Es un atributo de solo lectura y puede no estar disponible en todos los objetos con interfaz tipo archivo.</text:p>
      <text:p text:style-name="Source_20_Code">&gt;&gt;&gt; archivo = open('datos.txt', 'w')</text:p>
      <text:p text:style-name="Source_20_Code">&gt;&gt;&gt; archivo.mode</text:p>
      <text:p text:style-name="Source_20_Code">'w'</text:p>
      <text:h text:style-name="Heading_20_3" text:outline-level="3">name</text:h>
      <text:p text:style-name="Text_20_body">El atributo <text:span text:style-name="Example">name</text:span> del objeto <text:span text:style-name="Example">file</text:span>, es el nombre del archivo si se creó el objeto archivo mediante la función integrada <text:span text:style-name="Example">open()</text:span>, el nombre del archivo. En caso contrario, alguna cadena que indique el origen del archivo, de la forma «&lt;…&gt;». Es un atributo de solo lectura y puede no estar disponible en todos los objetos con interfaz tipo archivo.</text:p>
      <text:p text:style-name="Source_20_Code">&gt;&gt;&gt; archivo = open('datos.txt', 'w')</text:p>
      <text:p text:style-name="Source_20_Code">&gt;&gt;&gt; archivo.name</text:p>
      <text:p text:style-name="Source_20_Code">'datos.txt'</text:p>
      <text:h text:style-name="Heading_20_3" text:outline-level="3">encoding</text:h>
      <text:p text:style-name="Text_20_body">El atributo <text:span text:style-name="Example">encoding</text:span> del objeto <text:span text:style-name="Example">file</text:span>, es <text:span text:style-name="T23">la codificación de caracteres</text:span> del archivo.</text:p>
      <text:p text:style-name="Source_20_Code">&gt;&gt;&gt; with open("datos.txt",mode="r") as archivo:</text:p>
      <text:p text:style-name="Source_20_Code">... <text:s text:c="4"/>print "Encoding por defecto:", archivo.encoding</text:p>
      <text:p text:style-name="Source_20_Code">... <text:s text:c="4"/>archivo.close()</text:p>
      <text:p text:style-name="Source_20_Code">...</text:p>
      <text:p text:style-name="Source_20_Code">Encoding por defecto: None</text:p>
      <text:h text:style-name="Heading_20_2" text:outline-level="2"><text:soft-page-break/>Especiales</text:h>
      <text:h text:style-name="P9" text:outline-level="3">seek()</text:h>
      <text:p text:style-name="P17">El método <text:span text:style-name="Source_20_Text">seek()</text:span> mueve la posición actual del curso<text:span text:style-name="T15">r</text:span> del archivo, como la función del lenguaje C <text:span text:style-name="Source_20_Text">fseek()</text:span> de la librería <text:span text:style-name="Source_20_Text">stdio</text:span>. No devuelve ningún valor.</text:p>
      <text:p text:style-name="P17">El método <text:span text:style-name="Source_20_Text">seek()</text:span> lleva la siguiente nomenclatura:</text:p>
      <text:p text:style-name="P11">&gt;&gt;&gt; seek(posicion_actual[, punto_referencia])</text:p>
      <text:p text:style-name="P17">A continuación, un ejemplo que escribir y leer el archivo <text:span text:style-name="Source_20_Text">datos.txt</text:span> agregando una lista de lineas al principio del archivo, como al final del archivo:</text:p>
      <text:p text:style-name="P11">&gt;&gt;&gt; archivo = open('datos.txt', 'w')</text:p>
      <text:p text:style-name="P11">&gt;&gt;&gt; lista_de_lineas = ["Esta es la 1er linea", \</text:p>
      <text:p text:style-name="P11">... <text:s text:c="4"/>"Esta es la 2da linea", "Esta es la 3era linea"]</text:p>
      <text:p text:style-name="P11">&gt;&gt;&gt; archivo.writelines("\n".join(lista_de_lineas))</text:p>
      <text:p text:style-name="P11">&gt;&gt;&gt; archivo.close()</text:p>
      <text:p text:style-name="P11">&gt;&gt;&gt; archivo = open('datos.txt', 'r')</text:p>
      <text:p text:style-name="P11">&gt;&gt;&gt; archivo.next()</text:p>
      <text:p text:style-name="P11">'Esta es la 1er linea\n'</text:p>
      <text:p text:style-name="P11">&gt;&gt;&gt; archivo.seek(8)</text:p>
      <text:p text:style-name="P11">&gt;&gt;&gt; archivo.next()</text:p>
      <text:p text:style-name="P11">'la 1er linea\n'</text:p>
      <text:p text:style-name="P11">&gt;&gt;&gt; archivo.next()</text:p>
      <text:p text:style-name="P11">'Esta es la 2da linea\n'</text:p>
      <text:p text:style-name="P11">&gt;&gt;&gt; archivo.next()</text:p>
      <text:p text:style-name="P11">'Esta es la 3era linea'</text:p>
      <text:p text:style-name="P11">&gt;&gt;&gt; archivo.next()</text:p>
      <text:p text:style-name="P11">Traceback (most recent call last):</text:p>
      <text:p text:style-name="P11"><text:s text:c="2"/>File "&lt;stdin&gt;", line 1, in &lt;module&gt;</text:p>
      <text:p text:style-name="P11">StopIteration</text:p>
      <text:p text:style-name="P11">&gt;&gt;&gt; archivo.close()</text:p>
      <text:p text:style-name="P17">En el ejemplo anterior, puede ver que se escriben tres lineas y se pasa como argumento <text:span text:style-name="Source_20_Text">posicion_actual</text:span> el valor <text:span text:style-name="Emphasis">8</text:span> el cual posiciona el curso de búsqueda en dicha posición de la primera linea con <text:span text:style-name="Source_20_Text">archivo.seek(8)</text:span> y muestra una parte de la linea.</text:p>
      <text:p text:style-name="P17">El argumento <text:span text:style-name="Source_20_Text">punto_referencia</text:span> es opcional, con un valor predeterminado de <text:span text:style-name="Source_20_Text">0</text:span> (es el principio del archivo); otros valores posibles son <text:span text:style-name="Source_20_Text">1</text:span> (la posición actual del archivo) y <text:span text:style-name="Source_20_Text">2</text:span> (el final del archivo). No hay valor de retorno.</text:p>
      <text:p text:style-name="P11">&gt;&gt;&gt; archivo = open('datos.txt', 'w')</text:p>
      <text:p text:style-name="P11"><text:soft-page-break/>&gt;&gt;&gt; lista_de_lineas = ["Esta es la 1er linea", \</text:p>
      <text:p text:style-name="P11">... <text:s text:c="4"/>"Esta es la 2da linea", "Esta es la 3era linea"]</text:p>
      <text:p text:style-name="P11">&gt;&gt;&gt; archivo.writelines("\n".join(lista_de_lineas))</text:p>
      <text:p text:style-name="P11">&gt;&gt;&gt; archivo.close()</text:p>
      <text:p text:style-name="P11">&gt;&gt;&gt; archivo = open('datos.txt', 'r')</text:p>
      <text:p text:style-name="P11">&gt;&gt;&gt; archivo.next()</text:p>
      <text:p text:style-name="P11">'Esta es la 1er linea\n'</text:p>
      <text:p text:style-name="P11">&gt;&gt;&gt; archivo.seek(8)</text:p>
      <text:p text:style-name="P11">&gt;&gt;&gt; archivo.next()</text:p>
      <text:p text:style-name="P11">'la 1er linea\n'</text:p>
      <text:p text:style-name="P11">&gt;&gt;&gt; archivo.close()</text:p>
      <text:p text:style-name="P11">&gt;&gt;&gt; archivo = open('datos.txt', 'rw+')</text:p>
      <text:p text:style-name="P11">&gt;&gt;&gt; nuevas_lineas = ["\nEsta es la 4ta linea", \</text:p>
      <text:p text:style-name="P11">... <text:s text:c="4"/>"Esta es la 5ta linea"]</text:p>
      <text:p text:style-name="P11">&gt;&gt;&gt; # Escribe la secuencia de la lineas al final del archivo.</text:p>
      <text:p text:style-name="P11">... archivo.seek(0, 2)</text:p>
      <text:p text:style-name="P11">&gt;&gt;&gt; archivo.writelines("\n".join(nuevas_lineas))</text:p>
      <text:p text:style-name="P11">&gt;&gt;&gt; # Ahora lea completamente el archivo desde el inicio.</text:p>
      <text:p text:style-name="P11">... archivo.seek(0,0)</text:p>
      <text:p text:style-name="P11">&gt;&gt;&gt; for elemento in range(1, 6):</text:p>
      <text:p text:style-name="P11">... <text:s text:c="3"/>linea = archivo.next()</text:p>
      <text:p text:style-name="P11">... <text:s text:c="3"/>print "Linea No %d - %s" % (elemento, linea)</text:p>
      <text:p text:style-name="P11">...</text:p>
      <text:p text:style-name="P11">Linea No 1 - Esta es la 1er linea</text:p>
      <text:p text:style-name="P11"/>
      <text:p text:style-name="P11">Linea No 2 - Esta es la 2da linea</text:p>
      <text:p text:style-name="P11"/>
      <text:p text:style-name="P11">Linea No 3 - Esta es la 3era linea</text:p>
      <text:p text:style-name="P11"/>
      <text:p text:style-name="P11">Linea No 4 - Esta es la 4ta linea</text:p>
      <text:p text:style-name="P11"/>
      <text:p text:style-name="P11">Linea No 5 - Esta es la 5ta linea</text:p>
      <text:p text:style-name="P11">&gt;&gt;&gt; # Cerrar archivo abierto</text:p>
      <text:p text:style-name="P11">... archivo.close()</text:p>
      <text:p text:style-name="P11">&gt;&gt;&gt;</text:p>
      <text:p text:style-name="P17">En el ejemplo anterior se pudo usar el método <text:span text:style-name="Source_20_Text">seek()</text:span> con el argumento <text:span text:style-name="Source_20_Text">punto_referencia</text:span> al final del archivo para agregar nuevas lineas y luego se uso de nuevo el argumento <text:span text:style-name="Source_20_Text">punto_referencia</text:span> para ubicarse al inicio del archivo para mostrar todo el contenido del archivo.</text:p>
      <text:h text:style-name="P9" text:outline-level="3">tell()</text:h>
      <text:p text:style-name="P17">El método <text:span text:style-name="Source_20_Text">tell()</text:span> devuelve la posición actual del archivo, como la función del lenguaje C <text:span text:style-name="Source_20_Text">ftell()</text:span> de la librería <text:span text:style-name="Source_20_Text">stdio</text:span>.</text:p>
      <text:p text:style-name="Source_20_Code">&gt;&gt;&gt; archivo = open('/etc/hostname')</text:p>
      <text:p text:style-name="Source_20_Code">&gt;&gt;&gt; archivo.tell()</text:p>
      <text:p text:style-name="Source_20_Code"><text:soft-page-break/>0</text:p>
      <text:p text:style-name="Source_20_Code">&gt;&gt;&gt; linea = iter(archivo)</text:p>
      <text:p text:style-name="Source_20_Code">&gt;&gt;&gt; linea.next()</text:p>
      <text:p text:style-name="Source_20_Code">'debacagua9\n'</text:p>
      <text:p text:style-name="Source_20_Code">&gt;&gt;&gt; archivo.tell()</text:p>
      <text:p text:style-name="Source_20_Code">11</text:p>
      <text:p text:style-name="Source_20_Code">&gt;&gt;&gt; len('debacagua9\n')</text:p>
      <text:p text:style-name="Source_20_Code">11</text:p>
      <text:p text:style-name="Source_20_Code">&gt;&gt;&gt; linea.next()</text:p>
      <text:p text:style-name="Source_20_Code">Traceback (most recent call last):</text:p>
      <text:p text:style-name="Source_20_Code"><text:s text:c="2"/>File "&lt;stdin&gt;", line 1, in &lt;module&gt;</text:p>
      <text:p text:style-name="Source_20_Code">StopIteration</text:p>
      <text:p text:style-name="Source_20_Code">&gt;&gt;&gt; archivo.tell()</text:p>
      <text:p text:style-name="Source_20_Code">11</text:p>
      <text:p text:style-name="P17">Cuando la iteración de la secuencia llega al final se llama a la excepción StopIteration y se causa el detener la iteración.</text:p>
      <text:h text:style-name="Heading_20_2" text:outline-level="2">truncate()</text:h>
      <text:p text:style-name="Source_20_Code">&gt;&gt;&gt; archivo = open('datos.txt', 'w')</text:p>
      <text:p text:style-name="Source_20_Code">&gt;&gt;&gt; archivo.write('Este es una prueba \ny otra prueba')</text:p>
      <text:p text:style-name="Source_20_Code">&gt;&gt;&gt; archivo.truncate(20)</text:p>
      <text:p text:style-name="Source_20_Code">&gt;&gt;&gt; archivo.close()</text:p>
      <text:p text:style-name="Source_20_Code">&gt;&gt;&gt; archivo = open('datos.txt', 'r')</text:p>
      <text:p text:style-name="Source_20_Code">&gt;&gt;&gt; archivo.read()</text:p>
      <text:p text:style-name="Source_20_Code">'Este es una prueba \n'</text:p>
      <text:p text:style-name="Text_20_body">El método <text:span text:style-name="Source_20_Text">truncate()</text:span> trunca el archivo. Si se proporciona el argumento opcional, el archivo se trunca a (como mucho) ese tamaño. El tamaño depende de la posición actual. La disponibilidad de esta función depende de la versión del sistema operativo (por ejemplo, no todas las versiones de Unix dan soporte a esta operació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Keyword" style:family="text" style:parent-style-name="Emphasis">
      <style:text-properties style:text-underline-style="dotted" style:text-underline-width="auto" style:text-underline-color="font-color" style:text-overline-style="none" style:text-overline-color="font-color"/>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P4" style:family="paragraph" style:parent-style-name="Footer">
      <style:text-properties officeooo:paragraph-rsid="0037e73e"/>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officeooo:rsid="0037e73e"/>
    </style:style>
    <style:style style:name="MT6"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3938266333184" text:id="ct93938266333184">
            <text:deletion>
              <office:change-info>
                <dc:creator>Martín René Vilugrón</dc:creator>
                <dc:date>2021-04-21T15:23:16</dc:date>
              </office:change-info>
              <text:p text:style-name="MP1"><text:span text:style-name="MT1">Taller de Informática y TICs</text:span></text:p>
            </text:deletion>
          </text:changed-region>
          <text:changed-region xml:id="ct93938270994480" text:id="ct93938270994480">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0"><draw:image xlink:href="Pictures/1000336400001042000002AE8C2B294C3B05E066.svg" xlink:type="simple" xlink:show="embed" xlink:actuate="onLoad" draw:mime-type="image/svg+xml"/><draw:image xlink:href="Pictures/100002010000009D0000001AE76D7B0C4360B814.png" xlink:type="simple" xlink:show="embed" xlink:actuate="onLoad" draw:mime-type="image/png"/></draw:frame><text:tab/><text:tab/><text:change text:change-id="ct93938266333184"/><text:change-start text:change-id="ct93938270994480"/><text:span text:style-name="MT2">Introducción a la </text:span></text:p>
        <text:p text:style-name="MP2"><text:tab/><text:tab/>Ingeniería en Computación<text:change-end text:change-id="ct93938270994480"/></text:p>
        <text:p text:style-name="MP3"><text:tab/><text:tab/><text:date style:data-style-name="N107" text:date-value="2021-06-16T18:39:03.327816599">2021</text:date></text:p>
      </style:header>
      <style:footer>
        <text:tracked-changes>
          <text:changed-region xml:id="ct93938261046448" text:id="ct93938261046448">
            <text:insertion>
              <office:change-info>
                <dc:creator>Martín René Vilugrón</dc:creator>
                <dc:date>2021-04-21T20:31:32</dc:date>
              </office:change-info>
            </text:insertion>
          </text:changed-region>
          <text:changed-region xml:id="ct93938266764288" text:id="ct93938266764288">
            <text:deletion>
              <office:change-info>
                <dc:creator>Martín René Vilugrón</dc:creator>
                <dc:date>2021-04-21T20:31:31</dc:date>
              </office:change-info>
              <text:p text:style-name="MP4"><text:span text:style-name="MT1"><text:s/></text:span></text:p>
            </text:deletion>
          </text:changed-region>
          <text:changed-region xml:id="ct93938268226560" text:id="ct93938268226560">
            <text:deletion>
              <office:change-info>
                <dc:creator>Martín René Vilugrón</dc:creator>
                <dc:date>2021-04-21T20:28:59</dc:date>
              </office:change-info>
              <text:p text:style-name="MP4"><text:span text:style-name="MT6"><text:page-count>9</text:page-count></text:span></text:p>
            </text:deletion>
          </text:changed-region>
        </text:tracked-changes>
        <text:p text:style-name="MP4"><text:span text:style-name="MT3">r</text:span><text:editing-cycles>11</text:editing-cycles>/<text:span text:style-name="MT4"><text:date style:data-style-name="N107" text:date-value="2021-06-16T17:32:50.175083843" text:fixed="true">2021</text:date></text:span><text:span text:style-name="MT5">(MrTín)</text:span><text:tab/><text:tab/>Página <text:page-number text:select-page="current">3</text:page-number><text:s/><text:span text:style-name="MT1">de</text:span><text:change-start text:change-id="ct93938261046448"/><text:span text:style-name="MT1"> </text:span><text:change-end text:change-id="ct93938261046448"/><text:span text:style-name="MT1"><text:page-count>9</text:page-count></text:span><text:change text:change-id="ct93938266764288"/><text:change text:change-id="ct93938268226560"/></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06-16T17:29:06.496167395</meta:creation-date>
    <dc:date>2021-06-16T18:39:03.129900490</dc:date>
    <dc:creator>Martín René Vilugrón</dc:creator>
    <meta:editing-duration>PT28M40S</meta:editing-duration>
    <meta:editing-cycles>11</meta:editing-cycles>
    <meta:generator>LibreOffice/7.0.6.2$Linux_X86_64 LibreOffice_project/00$Build-2</meta:generator>
    <meta:document-statistic meta:table-count="1" meta:image-count="1" meta:object-count="0" meta:page-count="9" meta:paragraph-count="219" meta:word-count="1888" meta:character-count="11740" meta:non-whitespace-character-count="10006"/>
  </office:meta>
</office:document-meta>
</file>